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name-asian="Liberation Serif" style:font-size-asian="10.5pt" style:font-size-complex="12pt"/>
    </style:style>
    <style:style style:name="P2" style:family="paragraph" style:parent-style-name="Text_20_body">
      <style:text-properties fo:font-size="12pt" officeooo:paragraph-rsid="001c4289" style:font-name-asian="Liberation Serif" style:font-size-asian="10.5pt" style:font-size-complex="12pt"/>
    </style:style>
    <style:style style:name="P3" style:family="paragraph" style:parent-style-name="Text_20_body">
      <style:text-properties fo:font-size="12pt" officeooo:rsid="0028bf37" officeooo:paragraph-rsid="0028bf37" style:font-name-asian="Liberation Serif" style:font-size-asian="10.5pt" style:font-size-complex="12pt"/>
    </style:style>
    <style:style style:name="P4" style:family="paragraph" style:parent-style-name="Text_20_body">
      <style:text-properties style:font-name="Liberation Serif" fo:font-size="10.5pt" style:font-size-asian="10.5pt" style:font-size-complex="10.5pt"/>
    </style:style>
    <style:style style:name="P5" style:family="paragraph" style:parent-style-name="Text_20_body">
      <style:text-properties style:font-name="Liberation Serif" fo:font-size="10.5pt" officeooo:paragraph-rsid="00275d1f" style:font-size-asian="10.5pt" style:font-size-complex="10.5pt"/>
    </style:style>
    <style:style style:name="P6" style:family="paragraph" style:parent-style-name="Text_20_body">
      <style:text-properties fo:font-size="10.5pt" style:font-size-asian="10.5pt" style:font-size-complex="10.5pt"/>
    </style:style>
    <style:style style:name="P7" style:family="paragraph" style:parent-style-name="Text_20_body">
      <style:text-properties fo:font-size="10.5pt" officeooo:rsid="0028bf37" officeooo:paragraph-rsid="0028bf37" style:font-name-asian="Liberation Serif" style:font-size-asian="10.5pt" style:font-size-complex="10.5pt"/>
    </style:style>
    <style:style style:name="T1" style:family="text">
      <style:text-properties officeooo:rsid="001835a6"/>
    </style:style>
    <style:style style:name="T2" style:family="text">
      <style:text-properties officeooo:rsid="0018bd14"/>
    </style:style>
    <style:style style:name="T3" style:family="text">
      <style:text-properties officeooo:rsid="00247878"/>
    </style:style>
    <style:style style:name="T4" style:family="text">
      <style:text-properties officeooo:rsid="0027167b"/>
    </style:style>
    <style:style style:name="T5" style:family="text">
      <style:text-properties officeooo:rsid="0028b2a4"/>
    </style:style>
    <style:style style:name="T6" style:family="text">
      <style:text-properties officeooo:rsid="0028bf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说起C/C++程序，一个老生常谈的问题便是内存分配，而这也是一个难点。在大型的软件开发项目中，常会遇到较大的常驻内存、内存泄露、内存破坏等问题，这些问题往往都是致命的。于是我们就借助于一些内存检测工具、API或者是某种技术手段，来动态地跟踪内存分配，查看内存使用细节，方法很多，各有利弊，GNU链接器就提供了一个好用的方法：</text:p>
      <text:p text:style-name="P1">--<text:span text:style-name="T1">wrap=symbol</text:span></text:p>
      <text:p text:style-name="P2">函数名为“__<text:span text:style-name="T2">wrap_symbol</text:span>”，且称其为包装函数，“symbol”是一个函数名，大致执行过程是这样的：当调用“symbol”函数时，如果“symbol”函数未定义的话就会调用“__<text:span text:style-name="T2">wrap_symbol</text:span>”函数；“__<text:span text:style-name="T2">real_symbol</text:span>”也是个相关的函数，当其只声明不定义的话，我们对其的调用将调用真正的“symbol”函数；当然，我们还要添加编译链接参数：</text:p>
      <text:p text:style-name="P2">-<text:span text:style-name="T3">Wl,--wrap,symbol</text:span></text:p>
      <text:p text:style-name="P2">下面以常用的malloc函数为例说明：</text:p>
      <text:p text:style-name="P4">// <text:span text:style-name="T4">wrap.c</text:span></text:p>
      <text:p text:style-name="P4">#include &lt;stdio.h&gt;</text:p>
      <text:p text:style-name="P4">#include &lt;stdlib.h&gt;</text:p>
      <text:p text:style-name="P5">void* __real_malloc(size_t size); // 只声明不定义__real_malloc</text:p>
      <text:p text:style-name="P5">void* __wrap_malloc(size_t size) // 定义__wrap_malloc</text:p>
      <text:p text:style-name="P4">{</text:p>
      <text:p text:style-name="P4"><text:tab/>printf("__wrap_malloc called, size:%<text:span text:style-name="T5">z</text:span>d\n", size); // log输出</text:p>
      <text:p text:style-name="P5"><text:tab/>return __real_malloc(size); // 通过__real_malloc调用真正的malloc</text:p>
      <text:p text:style-name="P4">}</text:p>
      <text:p text:style-name="P2">下面是测试用例：</text:p>
      <text:p text:style-name="P2">// test.c</text:p>
      <text:p text:style-name="P6">#include &lt;stdio.h&gt;</text:p>
      <text:p text:style-name="P6">#include &lt;stdlib.h&gt;</text:p>
      <text:p text:style-name="P6">int main()</text:p>
      <text:p text:style-name="P6">{</text:p>
      <text:p text:style-name="P6"><text:tab/>char* c = (char*)malloc(sizeof(char)); // 调用malloc</text:p>
      <text:p text:style-name="P6"><text:tab/>printf("c = %p\n", c);</text:p>
      <text:p text:style-name="P6"><text:tab/>free<text:span text:style-name="T6">(c); // 调用free，防止内存泄漏</text:span></text:p>
      <text:p text:style-name="P6"><text:tab/>return 0;</text:p>
      <text:p text:style-name="P6">}</text:p>
      <text:p text:style-name="P3">下面是编译链接过程：</text:p>
      <text:p text:style-name="P3">gcc -c wrap.c test.c</text:p>
      <text:p text:style-name="P3">gcc -Wl,--wrap,malloc -o test wrap.o test.o // 链接参数-Wl,--wrap,malloc</text:p>
      <text:p text:style-name="P2"><text:soft-page-break/>结果查看：</text:p>
      <text:p text:style-name="P2">./<text:span text:style-name="T6">test</text:span></text:p>
      <text:p text:style-name="P7">__wrap_malloc called, size:1</text:p>
      <text:p text:style-name="P7">c = 0x60d010</text:p>
      <text:p text:style-name="P2">从上面的结果中可以看出<text:span text:style-name="T6">，测试用例中使用了malloc，首先调用的是__wrap_malloc函数，然后我们就可以在这个函数中添加我们想要的东西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0:53:24.315162770</meta:creation-date>
    <dc:date>2015-11-09T13:43:48.527009037</dc:date>
    <meta:editing-duration>PT2H45M53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475" meta:character-count="1082" meta:non-whitespace-character-count="1011"/>
  </office:meta>
</office:document-meta>
</file>